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alking Points</text:h>
      <text:h text:style-name="Heading_20_2" text:outline-level="2">Overview</text:h>
      <text:p text:style-name="Text_20_body">Go over the game. Simple physics based puzzle games. </text:p>
      <text:p text:style-name="Text_20_body"><text:tab/>Catch! is a tool to give us the opportunity to build components for future games</text:p>
      <text:p text:style-name="Text_20_body">I will go over our reusable components which we are bundling and calling the Physgame engine</text:p>
      <text:h text:style-name="Heading_20_2" text:outline-level="2">Physgame Engine</text:h>
      <text:h text:style-name="Heading_20_3" text:outline-level="3">Why make a new engine?</text:h>
      <text:p text:style-name="Text_20_body">It's not really an engine. Think of it more as a layer, to maximize portability, compatibility...</text:p>
      <text:p text:style-name="Text_20_body">Price, all the engines that did what we want cost a lot. Not much Venture Capitol in Omaha.</text:p>
      <text:p text:style-name="Text_20_body">Maximize re-usability, More work now means less later. We will already be experts with this.</text:p>
      <text:p text:style-name="Text_20_body">Our goal is not to make puzzle games, but we need something that can and meet future goals.</text:p>
      <text:p text:style-name="Text_20_body">Portability, few other engines offered the portability we wanted.</text:p>
      <text:p text:style-name="Text_20_body">Ownership, we can do what we want with it. Eventually even license to other game studios.</text:p>
      <text:p text:style-name="Text_20_body">Customization, If a feature is missing we can simply add it.</text:p>
      <text:h text:style-name="Heading_20_3" text:outline-level="3">Capabilities</text:h>
      <text:p text:style-name="Text_20_body">Make complex tasks simple, by being a library of High level routines:</text:p>
      <text:p text:style-name="Text_20_body">Easy Synchronization between physics and graphics (Actor/Vector3), Event management, Camera Stands, Actor Management, Advanced Querying including polygon level raycasting.</text:p>
      <text:p text:style-name="Text_20_body">Unique capabilities:<text:tab/>Portability built in from the ground up.</text:p>
      <text:p text:style-name="Text_20_body"><text:tab/>Easily Adjustable collision detection: Pixel perfect, Convex Decomposition, Convex</text:p>
      <text:h text:style-name="Heading_20_2" text:outline-level="2">Catch!</text:h>
      <text:p text:style-name="Text_20_body">Throwing objects that will react believably. Get them to stay on the stage to get money and points. </text:p>
      <text:p text:style-name="Text_20_body">Pass out some sample levels, They</text:p>
      <text:p text:style-name="Text_20_body"/>
      <text:p text:style-name="Text_20_body"><text:tab/></text:p>
      <text:p text:style-name="Text_20_body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left="0.4in" fo:margin-right="0in" fo:margin-top="0in" fo:margin-bottom="0.0201in" fo:text-indent="0in" style:auto-text-indent="fals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0402in" fo:margin-bottom="0.0201in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15in" fo:margin-right="0in" fo:margin-top="0.0402in" fo:margin-bottom="0.0201in" fo:text-indent="0in" style:auto-text-indent="false"/>
      <style:text-properties fo:font-size="13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3in" fo:margin-right="0in" fo:margin-top="0.0402in" fo:margin-bottom="0.0201in" fo:text-indent="0in" style:auto-text-indent="false">
        <style:tab-stops/>
      </style:paragraph-properties>
      <style:text-properties fo:font-size="12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e Toppi</meta:initial-creator>
    <meta:creation-date>2010-06-17T20:17:21</meta:creation-date>
    <dc:date>2010-06-17T22:24:30</dc:date>
    <dc:creator>Joe Toppi</dc:creator>
    <meta:editing-duration>PT02H07M10S</meta:editing-duration>
    <meta:editing-cycles>2</meta:editing-cycles>
    <meta:generator>OpenOffice.org/3.2$Linux OpenOffice.org_project/320m12$Build-9483</meta:generator>
    <meta:document-statistic meta:table-count="0" meta:image-count="0" meta:object-count="0" meta:page-count="1" meta:paragraph-count="24" meta:word-count="228" meta:character-count="1408"/>
  </office:meta>
</office:document-meta>
</file>